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cf25e" officeooo:paragraph-rsid="000cf25e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cf25e" officeooo:paragraph-rsid="000cf25e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e467f" officeooo:paragraph-rsid="000e467f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043ea" officeooo:paragraph-rsid="001043ea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13008" officeooo:paragraph-rsid="00113008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cf25e" officeooo:paragraph-rsid="000cf25e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e467f" officeooo:paragraph-rsid="000e467f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043ea" officeooo:paragraph-rsid="001043ea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cf25e" officeooo:paragraph-rsid="000cf25e" style:font-size-asian="12.25pt" style:font-weight-asian="normal" style:font-size-complex="14pt" style:font-weight-complex="normal"/>
    </style:style>
    <style:style style:name="T1" style:family="text">
      <style:text-properties officeooo:rsid="000e467f"/>
    </style:style>
    <style:style style:name="T2" style:family="text">
      <style:text-properties officeooo:rsid="001043e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YCLE 6</text:p>
      <text:p text:style-name="P2">PROGRAM 33</text:p>
      <text:p text:style-name="P6">//FINASH TK</text:p>
      <text:p text:style-name="P6">//B21CSB23</text:p>
      <text:p text:style-name="P6">//<text:span text:style-name="T1">SIMPLE CALCULATOR</text:span></text:p>
      <text:p text:style-name="P6"/>
      <text:p text:style-name="P2">PROGRAM CODE</text:p>
      <text:p text:style-name="P6">import javax.swing.*;</text:p>
      <text:p text:style-name="P6">import java.awt.*;</text:p>
      <text:p text:style-name="P6">import javax.swing.JButton;</text:p>
      <text:p text:style-name="P6">import javax.swing.JFrame;</text:p>
      <text:p text:style-name="P6">import javax.swing.JTextField;</text:p>
      <text:p text:style-name="P6">import javax.swing.plaf.multi.MultiButtonUI;</text:p>
      <text:p text:style-name="P6">import java.util.*;</text:p>
      <text:p text:style-name="P6"/>
      <text:p text:style-name="P6">import java.awt.event.*;</text:p>
      <text:p text:style-name="P6"/>
      <text:p text:style-name="P6">class calculator extends JFrame implements ActionListener {</text:p>
      <text:p text:style-name="P6"><text:s text:c="2"/>JTextField t;</text:p>
      <text:p text:style-name="P6"><text:s text:c="2"/>JButton b1, b2, b3, b4, b5, b6, b7, b8, b9, b0, badd, bsub, bmul, bdiv, bclr, beq, bdec;</text:p>
      <text:p text:style-name="P6"><text:s text:c="2"/>double a, b, result;</text:p>
      <text:p text:style-name="P6"><text:s text:c="2"/>int operation;</text:p>
      <text:p text:style-name="P6"/>
      <text:p text:style-name="P6"><text:s text:c="2"/>calculator() {</text:p>
      <text:p text:style-name="P6"><text:s text:c="4"/>setTitle(" <text:s text:c="10"/>calculator");</text:p>
      <text:p text:style-name="P6"><text:s text:c="4"/>setSize(410, 550);</text:p>
      <text:p text:style-name="P6"><text:s text:c="4"/>t = new JTextField();</text:p>
      <text:p text:style-name="P6"><text:s text:c="4"/>b1 = new JButton("1");</text:p>
      <text:p text:style-name="P6"><text:s text:c="4"/>b2 = new JButton("2");</text:p>
      <text:p text:style-name="P6"><text:s text:c="4"/>b3 = new JButton("3");</text:p>
      <text:p text:style-name="P6"><text:s text:c="4"/>b4 = new JButton("4");</text:p>
      <text:p text:style-name="P6"><text:s text:c="4"/>b5 = new JButton("5");</text:p>
      <text:p text:style-name="P6"><text:s text:c="4"/>b6 = new JButton("6");</text:p>
      <text:p text:style-name="P6"><text:s text:c="4"/>b7 = new JButton("7");</text:p>
      <text:p text:style-name="P6"><text:s text:c="4"/>b8 = new JButton("8");</text:p>
      <text:p text:style-name="P6"><text:s text:c="4"/>b9 = new JButton("9");</text:p>
      <text:p text:style-name="P6"><text:s text:c="4"/>b0 = new JButton("0");</text:p>
      <text:p text:style-name="P6"><text:s text:c="4"/>badd = new JButton("+");</text:p>
      <text:p text:style-name="P6"><text:s text:c="4"/>bsub = new JButton("-");</text:p>
      <text:p text:style-name="P6"><text:s text:c="4"/>bmul = new JButton("x");</text:p>
      <text:p text:style-name="P6"><text:s text:c="4"/>bdiv = new JButton("/");</text:p>
      <text:p text:style-name="P6"><text:s text:c="4"/>bdec = new JButton(".");</text:p>
      <text:p text:style-name="P6"><text:s text:c="4"/>bclr = new JButton("clear");</text:p>
      <text:p text:style-name="P6"><text:s text:c="4"/>beq = new JButton("=");</text:p>
      <text:p text:style-name="P6"><text:soft-page-break/><text:s text:c="4"/>t.setBounds(30, 35, 340, 55);</text:p>
      <text:p text:style-name="P6"><text:s text:c="4"/>add(t);</text:p>
      <text:p text:style-name="P6"><text:s text:c="4"/>b1.setBounds(30, 110, 70, 70);</text:p>
      <text:p text:style-name="P6"><text:s text:c="4"/>b2.setBounds(120, 110, 70, 70);</text:p>
      <text:p text:style-name="P6"><text:s text:c="4"/>b3.setBounds(210, 110, 70, 70);</text:p>
      <text:p text:style-name="P6"><text:s text:c="4"/>badd.setBounds(300, 110, 70, 70);</text:p>
      <text:p text:style-name="P6"><text:s text:c="4"/>add(b1);</text:p>
      <text:p text:style-name="P6"><text:s text:c="4"/>add(b2);</text:p>
      <text:p text:style-name="P6"><text:s text:c="4"/>add(b3);</text:p>
      <text:p text:style-name="P6"><text:s text:c="4"/>add(badd);</text:p>
      <text:p text:style-name="P6"><text:s text:c="4"/>b4.setBounds(30, 200, 70, 70);</text:p>
      <text:p text:style-name="P6"><text:s text:c="4"/>b5.setBounds(120, 200, 70, 70);</text:p>
      <text:p text:style-name="P6"><text:s text:c="4"/>b6.setBounds(210, 200, 70, 70);</text:p>
      <text:p text:style-name="P6"><text:s text:c="4"/>bsub.setBounds(300, 200, 70, 70);</text:p>
      <text:p text:style-name="P6"><text:s text:c="4"/>add(b4);</text:p>
      <text:p text:style-name="P6"><text:s text:c="4"/>add(b5);</text:p>
      <text:p text:style-name="P6"><text:s text:c="4"/>add(b6);</text:p>
      <text:p text:style-name="P6"><text:s text:c="4"/>add(bsub);</text:p>
      <text:p text:style-name="P6"><text:s text:c="4"/>b7.setBounds(30, 290, 70, 70);</text:p>
      <text:p text:style-name="P6"><text:s text:c="4"/>b8.setBounds(120, 290, 70, 70);</text:p>
      <text:p text:style-name="P6"><text:s text:c="4"/>b9.setBounds(210, 290, 70, 70);</text:p>
      <text:p text:style-name="P6"><text:s text:c="4"/>bmul.setBounds(300, 290, 70, 70);</text:p>
      <text:p text:style-name="P6"><text:s text:c="4"/>add(b7);</text:p>
      <text:p text:style-name="P6"><text:s text:c="4"/>add(b8);</text:p>
      <text:p text:style-name="P6"><text:s text:c="4"/>add(b9);</text:p>
      <text:p text:style-name="P6"><text:s text:c="4"/>add(bmul);</text:p>
      <text:p text:style-name="P6"><text:s text:c="4"/>b0.setBounds(120, 380, 70, 70);</text:p>
      <text:p text:style-name="P6"><text:s text:c="4"/>bdec.setBounds(30, 380, 70, 70);</text:p>
      <text:p text:style-name="P6"><text:s text:c="4"/>bdiv.setBounds(210, 380, 70, 70);</text:p>
      <text:p text:style-name="P6"><text:s text:c="4"/>beq.setBounds(300, 380, 70, 70);</text:p>
      <text:p text:style-name="P6"><text:s text:c="4"/>beq.setBackground(Color.LIGHT_GRAY);</text:p>
      <text:p text:style-name="P6"><text:s text:c="4"/>add(b0);</text:p>
      <text:p text:style-name="P6"><text:s text:c="4"/>add(bdec);</text:p>
      <text:p text:style-name="P6"><text:s text:c="4"/>add(bdiv);</text:p>
      <text:p text:style-name="P6"><text:s text:c="4"/>add(beq);</text:p>
      <text:p text:style-name="P6"><text:s text:c="4"/>setLayout(null);</text:p>
      <text:p text:style-name="P6"><text:s text:c="4"/>bclr.setBounds(30, 470, 340, 35);</text:p>
      <text:p text:style-name="P6"><text:s text:c="4"/>add(bclr);</text:p>
      <text:p text:style-name="P6"><text:s text:c="4"/>b1.addActionListener(this);</text:p>
      <text:p text:style-name="P6"><text:s text:c="4"/>b2.addActionListener(this);</text:p>
      <text:p text:style-name="P6"><text:s text:c="4"/>b3.addActionListener(this);</text:p>
      <text:p text:style-name="P6"><text:s text:c="4"/>b4.addActionListener(this);</text:p>
      <text:p text:style-name="P6"><text:s text:c="4"/>b5.addActionListener(this);</text:p>
      <text:p text:style-name="P6"><text:s text:c="4"/>b6.addActionListener(this);</text:p>
      <text:p text:style-name="P6"><text:s text:c="4"/>b7.addActionListener(this);</text:p>
      <text:p text:style-name="P6"><text:soft-page-break/><text:s text:c="4"/>b8.addActionListener(this);</text:p>
      <text:p text:style-name="P6"><text:s text:c="4"/>b9.addActionListener(this);</text:p>
      <text:p text:style-name="P6"><text:s text:c="4"/>b0.addActionListener(this);</text:p>
      <text:p text:style-name="P6"><text:s text:c="4"/>badd.addActionListener(this);</text:p>
      <text:p text:style-name="P6"><text:s text:c="4"/>bsub.addActionListener(this);</text:p>
      <text:p text:style-name="P6"><text:s text:c="4"/>bmul.addActionListener(this);</text:p>
      <text:p text:style-name="P6"><text:s text:c="4"/>bdec.addActionListener(this);</text:p>
      <text:p text:style-name="P6"><text:s text:c="4"/>bdiv.addActionListener(this);</text:p>
      <text:p text:style-name="P6"><text:s text:c="4"/>beq.addActionListener(this);</text:p>
      <text:p text:style-name="P6"><text:s text:c="4"/>bclr.addActionListener(this);</text:p>
      <text:p text:style-name="P6"><text:s text:c="4"/>setDefaultCloseOperation(JFrame.EXIT_ON_CLOSE);</text:p>
      <text:p text:style-name="P6"><text:s text:c="2"/>}</text:p>
      <text:p text:style-name="P6"/>
      <text:p text:style-name="P6"><text:s text:c="2"/>public void actionPerformed(ActionEvent e) {</text:p>
      <text:p text:style-name="P6"><text:s text:c="4"/>if (e.getSource() == b1) {</text:p>
      <text:p text:style-name="P6"><text:s text:c="6"/>t.setText(t.getText().concat("1"));</text:p>
      <text:p text:style-name="P6"/>
      <text:p text:style-name="P6"><text:s text:c="4"/>}</text:p>
      <text:p text:style-name="P6"><text:s text:c="4"/>if (e.getSource() == b2) {</text:p>
      <text:p text:style-name="P6"><text:s text:c="6"/>t.setText(t.getText().concat("2"));</text:p>
      <text:p text:style-name="P6"/>
      <text:p text:style-name="P6"><text:s text:c="4"/>}</text:p>
      <text:p text:style-name="P6"><text:s text:c="4"/>if (e.getSource() == b3) {</text:p>
      <text:p text:style-name="P6"><text:s text:c="6"/>t.setText(t.getText().concat("3"));</text:p>
      <text:p text:style-name="P6"/>
      <text:p text:style-name="P6"><text:s text:c="4"/>}</text:p>
      <text:p text:style-name="P6"><text:s text:c="4"/>if (e.getSource() == b4) {</text:p>
      <text:p text:style-name="P6"><text:s text:c="6"/>t.setText(t.getText().concat("4"));</text:p>
      <text:p text:style-name="P6"/>
      <text:p text:style-name="P6"><text:s text:c="4"/>}</text:p>
      <text:p text:style-name="P6"><text:s text:c="4"/>if (e.getSource() == b5) {</text:p>
      <text:p text:style-name="P6"><text:s text:c="6"/>t.setText(t.getText().concat("5"));</text:p>
      <text:p text:style-name="P6"/>
      <text:p text:style-name="P6"><text:s text:c="4"/>}</text:p>
      <text:p text:style-name="P6"><text:s text:c="4"/>if (e.getSource() == b6) {</text:p>
      <text:p text:style-name="P6"><text:s text:c="6"/>t.setText(t.getText().concat("6"));</text:p>
      <text:p text:style-name="P6"/>
      <text:p text:style-name="P6"><text:s text:c="4"/>}</text:p>
      <text:p text:style-name="P6"><text:s text:c="4"/>if (e.getSource() == b7) {</text:p>
      <text:p text:style-name="P6"><text:s text:c="6"/>t.setText(t.getText().concat("7"));</text:p>
      <text:p text:style-name="P6"/>
      <text:p text:style-name="P6"><text:s text:c="4"/>}</text:p>
      <text:p text:style-name="P6"><text:s text:c="4"/>if (e.getSource() == b8) {</text:p>
      <text:p text:style-name="P6"><text:s text:c="6"/>t.setText(t.getText().concat("8"));</text:p>
      <text:p text:style-name="P6"/>
      <text:p text:style-name="P6"><text:soft-page-break/><text:s text:c="4"/>}</text:p>
      <text:p text:style-name="P6"><text:s text:c="4"/>if (e.getSource() == b9) {</text:p>
      <text:p text:style-name="P6"><text:s text:c="6"/>t.setText(t.getText().concat("9"));</text:p>
      <text:p text:style-name="P6"/>
      <text:p text:style-name="P6"><text:s text:c="4"/>}</text:p>
      <text:p text:style-name="P6"><text:s text:c="4"/>if (e.getSource() == b0) {</text:p>
      <text:p text:style-name="P6"><text:s text:c="6"/>t.setText(t.getText().concat("0"));</text:p>
      <text:p text:style-name="P6"/>
      <text:p text:style-name="P6"><text:s text:c="4"/>}</text:p>
      <text:p text:style-name="P6"><text:s text:c="4"/>if (e.getSource() == bclr) {</text:p>
      <text:p text:style-name="P6"><text:s text:c="6"/>t.setText("");</text:p>
      <text:p text:style-name="P6"><text:s text:c="4"/>}</text:p>
      <text:p text:style-name="P6"><text:s text:c="4"/>if (e.getSource() == bdec) {</text:p>
      <text:p text:style-name="P6"><text:s text:c="6"/>t.setText(t.getText().concat("."));</text:p>
      <text:p text:style-name="P6"/>
      <text:p text:style-name="P6"><text:s text:c="4"/>}</text:p>
      <text:p text:style-name="P6"><text:s text:c="4"/>if (e.getSource() == badd) {</text:p>
      <text:p text:style-name="P6"><text:s text:c="6"/>a = Double.parseDouble(t.getText());</text:p>
      <text:p text:style-name="P6"><text:s text:c="6"/>operation = 1;</text:p>
      <text:p text:style-name="P6"><text:s text:c="6"/>t.setText("");</text:p>
      <text:p text:style-name="P6"/>
      <text:p text:style-name="P6"><text:s text:c="4"/>}</text:p>
      <text:p text:style-name="P6"><text:s text:c="4"/>if (e.getSource() == bsub) {</text:p>
      <text:p text:style-name="P6"><text:s text:c="6"/>a = Double.parseDouble(t.getText());</text:p>
      <text:p text:style-name="P6"><text:s text:c="6"/>operation = 2;</text:p>
      <text:p text:style-name="P6"><text:s text:c="6"/>t.setText("");</text:p>
      <text:p text:style-name="P6"/>
      <text:p text:style-name="P6"><text:s text:c="4"/>}</text:p>
      <text:p text:style-name="P6"><text:s text:c="4"/>if (e.getSource() == bmul) {</text:p>
      <text:p text:style-name="P6"><text:s text:c="6"/>a = Double.parseDouble(t.getText());</text:p>
      <text:p text:style-name="P6"><text:s text:c="6"/>operation = 3;</text:p>
      <text:p text:style-name="P6"><text:s text:c="6"/>t.setText("");</text:p>
      <text:p text:style-name="P6"/>
      <text:p text:style-name="P6"><text:s text:c="4"/>}</text:p>
      <text:p text:style-name="P6"><text:s text:c="4"/>if (e.getSource() == bdiv) {</text:p>
      <text:p text:style-name="P6"><text:s text:c="6"/>a = Double.parseDouble(t.getText());</text:p>
      <text:p text:style-name="P6"><text:s text:c="6"/>operation = 4;</text:p>
      <text:p text:style-name="P6"><text:s text:c="6"/>t.setText("");</text:p>
      <text:p text:style-name="P6"/>
      <text:p text:style-name="P6"><text:s text:c="4"/>}</text:p>
      <text:p text:style-name="P6"><text:s text:c="4"/>if (e.getSource() == beq) {</text:p>
      <text:p text:style-name="P6"><text:s text:c="6"/>b = Double.parseDouble(t.getText());</text:p>
      <text:p text:style-name="P6"><text:s text:c="6"/>if (operation == 1) {</text:p>
      <text:p text:style-name="P6"><text:s text:c="8"/>result = a + b;</text:p>
      <text:p text:style-name="P6"><text:s text:c="6"/>}</text:p>
      <text:p text:style-name="P6"><text:soft-page-break/><text:s text:c="6"/>if (operation == 2) {</text:p>
      <text:p text:style-name="P6"><text:s text:c="8"/>result = a - b;</text:p>
      <text:p text:style-name="P6"><text:s text:c="6"/>}</text:p>
      <text:p text:style-name="P6"><text:s text:c="6"/>if (operation == 3) {</text:p>
      <text:p text:style-name="P6"><text:s text:c="8"/>result = a * b;</text:p>
      <text:p text:style-name="P6"><text:s text:c="6"/>}</text:p>
      <text:p text:style-name="P6"><text:s text:c="6"/>if (operation == 4) {</text:p>
      <text:p text:style-name="P6"><text:s text:c="8"/>try {</text:p>
      <text:p text:style-name="P6"><text:s text:c="10"/>result = a / b;</text:p>
      <text:p text:style-name="P6"><text:s text:c="8"/>} catch (ArithmeticException o) {</text:p>
      <text:p text:style-name="P6"><text:s text:c="10"/>t.setText("Math error");</text:p>
      <text:p text:style-name="P6"><text:s text:c="8"/>}</text:p>
      <text:p text:style-name="P6"><text:s text:c="6"/>}</text:p>
      <text:p text:style-name="P6"><text:s text:c="6"/>t.setText(" " + result);</text:p>
      <text:p text:style-name="P6"><text:s text:c="4"/>}</text:p>
      <text:p text:style-name="P6"/>
      <text:p text:style-name="P6"><text:s text:c="2"/>}</text:p>
      <text:p text:style-name="P6"/>
      <text:p text:style-name="P6"><text:s text:c="2"/>public static void main(String arg[]) {</text:p>
      <text:p text:style-name="P6"><text:s text:c="4"/>calculator c = new calculator();</text:p>
      <text:p text:style-name="P6"><text:s text:c="4"/>c.setVisible(true);</text:p>
      <text:p text:style-name="P6"/>
      <text:p text:style-name="P6"><text:s text:c="2"/>}</text:p>
      <text:p text:style-name="P6"/>
      <text:p text:style-name="P6">}</text:p>
      <text:p text:style-name="P6"/>
      <text:p text:style-name="P2">OUTPUT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PROGRAM 34</text:p>
      <text:p text:style-name="P7">//FINASH TK</text:p>
      <text:p text:style-name="P7">//B21CSB23</text:p>
      <text:p text:style-name="P7">//TRAFFIC LIGHT SIM<text:span text:style-name="T2">ULATION</text:span></text:p>
      <text:p text:style-name="P7"/>
      <text:p text:style-name="P4">PROGRAM CODE</text:p>
      <text:p text:style-name="P8"/>
      <text:p text:style-name="P8">import java.awt.*;</text:p>
      <text:p text:style-name="P8"/>
      <text:p text:style-name="P8">import java.awt.event.*;</text:p>
      <text:p text:style-name="P8"/>
      <text:p text:style-name="P8">import java.util.*;</text:p>
      <text:p text:style-name="P8"/>
      <text:p text:style-name="P8">import javax.swing.*;</text:p>
      <text:p text:style-name="P8"/>
      <text:p text:style-name="P8">public class traffic extends JFrame implements ItemListener {</text:p>
      <text:p text:style-name="P8"/>
      <text:p text:style-name="P8"><text:s text:c="4"/>JRadioButton r1;</text:p>
      <text:p text:style-name="P8"/>
      <text:p text:style-name="P8"><text:s text:c="4"/>JRadioButton r2;</text:p>
      <text:p text:style-name="P8"/>
      <text:p text:style-name="P8"><text:s text:c="4"/>JRadioButton r3;</text:p>
      <text:p text:style-name="P8"/>
      <text:p text:style-name="P8"><text:s text:c="4"/>JTextField t;</text:p>
      <text:p text:style-name="P8"/>
      <text:p text:style-name="P8"><text:s text:c="4"/>ButtonGroup b;</text:p>
      <text:p text:style-name="P8"/>
      <text:p text:style-name="P8"><text:s text:c="4"/>String msg = " ";</text:p>
      <text:p text:style-name="P8"/>
      <text:p text:style-name="P8"><text:s text:c="4"/>int x = 0, y = 0, z = 0;</text:p>
      <text:p text:style-name="P8"/>
      <text:p text:style-name="P8"><text:s text:c="4"/>public traffic(String msg)</text:p>
      <text:p text:style-name="P8"/>
      <text:p text:style-name="P8"><text:s text:c="4"/>{</text:p>
      <text:p text:style-name="P8"/>
      <text:p text:style-name="P8"><text:s text:c="8"/>super(msg);</text:p>
      <text:p text:style-name="P8"/>
      <text:p text:style-name="P8"><text:s text:c="8"/>setLayout(new FlowLayout());</text:p>
      <text:p text:style-name="P8"/>
      <text:p text:style-name="P8"><text:s text:c="8"/>r1 = new JRadioButton("RED");</text:p>
      <text:p text:style-name="P8"/>
      <text:p text:style-name="P8"><text:s text:c="8"/>r2 = new JRadioButton("YELLOW");</text:p>
      <text:p text:style-name="P8"/>
      <text:p text:style-name="P8"><text:s text:c="8"/>r3 = new JRadioButton("GREEN");</text:p>
      <text:p text:style-name="P8"><text:soft-page-break/></text:p>
      <text:p text:style-name="P8"><text:s text:c="8"/>t = new JTextField(10);</text:p>
      <text:p text:style-name="P8"/>
      <text:p text:style-name="P8"><text:s text:c="8"/>b = new ButtonGroup();</text:p>
      <text:p text:style-name="P8"/>
      <text:p text:style-name="P8"><text:s text:c="8"/>r1.addItemListener(this);</text:p>
      <text:p text:style-name="P8"/>
      <text:p text:style-name="P8"><text:s text:c="8"/>r2.addItemListener(this);</text:p>
      <text:p text:style-name="P8"/>
      <text:p text:style-name="P8"><text:s text:c="8"/>r3.addItemListener(this);</text:p>
      <text:p text:style-name="P8"/>
      <text:p text:style-name="P8"><text:s text:c="8"/>add(r1);</text:p>
      <text:p text:style-name="P8"/>
      <text:p text:style-name="P8"><text:s text:c="8"/>add(r2);</text:p>
      <text:p text:style-name="P8"/>
      <text:p text:style-name="P8"><text:s text:c="8"/>add(r3);</text:p>
      <text:p text:style-name="P8"/>
      <text:p text:style-name="P8"><text:s text:c="8"/>b.add(r1);</text:p>
      <text:p text:style-name="P8"/>
      <text:p text:style-name="P8"><text:s text:c="8"/>b.add(r2);</text:p>
      <text:p text:style-name="P8"/>
      <text:p text:style-name="P8"><text:s text:c="8"/>b.add(r3);</text:p>
      <text:p text:style-name="P8"/>
      <text:p text:style-name="P8"><text:s text:c="8"/>add(t);</text:p>
      <text:p text:style-name="P8"/>
      <text:p text:style-name="P8"><text:s text:c="4"/>}</text:p>
      <text:p text:style-name="P8"/>
      <text:p text:style-name="P8"><text:s text:c="4"/>public void itemStateChanged(ItemEvent ie)</text:p>
      <text:p text:style-name="P8"/>
      <text:p text:style-name="P8"><text:s text:c="4"/>{</text:p>
      <text:p text:style-name="P8"/>
      <text:p text:style-name="P8"><text:s text:c="8"/>if (ie.getSource() == r1) {</text:p>
      <text:p text:style-name="P8"/>
      <text:p text:style-name="P8"><text:s text:c="12"/>if (ie.getStateChange() == 1) {</text:p>
      <text:p text:style-name="P8"/>
      <text:p text:style-name="P8"><text:s text:c="16"/>msg = "Stop!!";</text:p>
      <text:p text:style-name="P8"/>
      <text:p text:style-name="P8"><text:s text:c="16"/>x = 1;</text:p>
      <text:p text:style-name="P8"/>
      <text:p text:style-name="P8"><text:s text:c="16"/>repaint();</text:p>
      <text:p text:style-name="P8"/>
      <text:p text:style-name="P8"><text:s text:c="12"/>}</text:p>
      <text:p text:style-name="P8"/>
      <text:p text:style-name="P8"><text:s text:c="12"/>else {</text:p>
      <text:p text:style-name="P8"/>
      <text:p text:style-name="P8"><text:soft-page-break/><text:s text:c="16"/>msg = "";</text:p>
      <text:p text:style-name="P8"/>
      <text:p text:style-name="P8"><text:s text:c="12"/>}</text:p>
      <text:p text:style-name="P8"/>
      <text:p text:style-name="P8"><text:s text:c="8"/>}</text:p>
      <text:p text:style-name="P8"/>
      <text:p text:style-name="P8"><text:s text:c="8"/>if (ie.getSource() == r2) {</text:p>
      <text:p text:style-name="P8"/>
      <text:p text:style-name="P8"><text:s text:c="12"/>if (ie.getStateChange() == 1) {</text:p>
      <text:p text:style-name="P8"/>
      <text:p text:style-name="P8"><text:s text:c="16"/>msg = "Ready!";</text:p>
      <text:p text:style-name="P8"/>
      <text:p text:style-name="P8"><text:s text:c="16"/>y = 1;</text:p>
      <text:p text:style-name="P8"/>
      <text:p text:style-name="P8"><text:s text:c="16"/>repaint();</text:p>
      <text:p text:style-name="P8"/>
      <text:p text:style-name="P8"><text:s text:c="12"/>}</text:p>
      <text:p text:style-name="P8"/>
      <text:p text:style-name="P8"><text:s text:c="12"/>else {</text:p>
      <text:p text:style-name="P8"/>
      <text:p text:style-name="P8"><text:s text:c="16"/>msg = "";</text:p>
      <text:p text:style-name="P8"/>
      <text:p text:style-name="P8"><text:s text:c="12"/>}</text:p>
      <text:p text:style-name="P8"/>
      <text:p text:style-name="P8"><text:s text:c="8"/>}</text:p>
      <text:p text:style-name="P8"/>
      <text:p text:style-name="P8"><text:s text:c="8"/>if (ie.getSource() == r3) {</text:p>
      <text:p text:style-name="P8"/>
      <text:p text:style-name="P8"><text:s text:c="12"/>if (ie.getStateChange() == 1) {</text:p>
      <text:p text:style-name="P8"/>
      <text:p text:style-name="P8"><text:s text:c="16"/>msg = "Go!";</text:p>
      <text:p text:style-name="P8"/>
      <text:p text:style-name="P8"><text:s text:c="16"/>z = 1;</text:p>
      <text:p text:style-name="P8"/>
      <text:p text:style-name="P8"><text:s text:c="16"/>repaint();</text:p>
      <text:p text:style-name="P8"/>
      <text:p text:style-name="P8"><text:s text:c="12"/>}</text:p>
      <text:p text:style-name="P8"/>
      <text:p text:style-name="P8"><text:s text:c="12"/>else {</text:p>
      <text:p text:style-name="P8"/>
      <text:p text:style-name="P8"><text:s text:c="16"/>msg = "";</text:p>
      <text:p text:style-name="P8"/>
      <text:p text:style-name="P8"><text:s text:c="12"/>}</text:p>
      <text:p text:style-name="P8"/>
      <text:p text:style-name="P8"><text:s text:c="8"/>}</text:p>
      <text:p text:style-name="P8"><text:soft-page-break/></text:p>
      <text:p text:style-name="P8"><text:s text:c="8"/>t.setText(msg);</text:p>
      <text:p text:style-name="P8"/>
      <text:p text:style-name="P8"><text:s text:c="4"/>}</text:p>
      <text:p text:style-name="P8"/>
      <text:p text:style-name="P8"><text:s text:c="4"/>public void paint(Graphics g)</text:p>
      <text:p text:style-name="P8"/>
      <text:p text:style-name="P8"><text:s text:c="4"/>{</text:p>
      <text:p text:style-name="P8"/>
      <text:p text:style-name="P8"><text:s text:c="8"/>g.drawRect(100, 100, 100, 260);</text:p>
      <text:p text:style-name="P8"/>
      <text:p text:style-name="P8"><text:s text:c="8"/>g.drawOval(120, 120, 60, 60);</text:p>
      <text:p text:style-name="P8"/>
      <text:p text:style-name="P8"><text:s text:c="8"/>g.drawOval(120, 200, 60, 60);</text:p>
      <text:p text:style-name="P8"/>
      <text:p text:style-name="P8"><text:s text:c="8"/>g.drawOval(120, 280, 60, 60);</text:p>
      <text:p text:style-name="P8"/>
      <text:p text:style-name="P8"><text:s text:c="8"/>if (x == 1) {</text:p>
      <text:p text:style-name="P8"/>
      <text:p text:style-name="P8"><text:s text:c="12"/>g.setColor(Color.RED);</text:p>
      <text:p text:style-name="P8"/>
      <text:p text:style-name="P8"><text:s text:c="12"/>g.fillOval(120, 120, 60, 60);</text:p>
      <text:p text:style-name="P8"/>
      <text:p text:style-name="P8"><text:s text:c="12"/>g.setColor(Color.WHITE);</text:p>
      <text:p text:style-name="P8"/>
      <text:p text:style-name="P8"><text:s text:c="12"/>g.fillOval(120, 200, 60, 60);</text:p>
      <text:p text:style-name="P8"/>
      <text:p text:style-name="P8"><text:s text:c="12"/>g.setColor(Color.WHITE);</text:p>
      <text:p text:style-name="P8"/>
      <text:p text:style-name="P8"><text:s text:c="12"/>g.fillOval(120, 280, 60, 60);</text:p>
      <text:p text:style-name="P8"/>
      <text:p text:style-name="P8"><text:s text:c="12"/>x = 0;</text:p>
      <text:p text:style-name="P8"/>
      <text:p text:style-name="P8"><text:s text:c="8"/>}</text:p>
      <text:p text:style-name="P8"/>
      <text:p text:style-name="P8"><text:s text:c="8"/>if (y == 1) {</text:p>
      <text:p text:style-name="P8"/>
      <text:p text:style-name="P8"><text:s text:c="12"/>g.setColor(Color.WHITE);</text:p>
      <text:p text:style-name="P8"/>
      <text:p text:style-name="P8"><text:s text:c="12"/>g.fillOval(120, 120, 60, 60);</text:p>
      <text:p text:style-name="P8"/>
      <text:p text:style-name="P8"><text:s text:c="12"/>g.setColor(Color.YELLOW);</text:p>
      <text:p text:style-name="P8"/>
      <text:p text:style-name="P8"><text:s text:c="12"/>g.fillOval(120, 200, 60, 60);</text:p>
      <text:p text:style-name="P8"/>
      <text:p text:style-name="P8"><text:soft-page-break/><text:s text:c="12"/>g.setColor(Color.WHITE);</text:p>
      <text:p text:style-name="P8"/>
      <text:p text:style-name="P8"><text:s text:c="12"/>g.fillOval(120, 280, 60, 60);</text:p>
      <text:p text:style-name="P8"/>
      <text:p text:style-name="P8"><text:s text:c="12"/>y = 0;</text:p>
      <text:p text:style-name="P8"/>
      <text:p text:style-name="P8"><text:s text:c="8"/>}</text:p>
      <text:p text:style-name="P8"/>
      <text:p text:style-name="P8"><text:s text:c="8"/>if (z == 1) {</text:p>
      <text:p text:style-name="P8"/>
      <text:p text:style-name="P8"><text:s text:c="12"/>g.setColor(Color.WHITE);</text:p>
      <text:p text:style-name="P8"/>
      <text:p text:style-name="P8"><text:s text:c="12"/>g.fillOval(120, 120, 60, 60);</text:p>
      <text:p text:style-name="P8"/>
      <text:p text:style-name="P8"><text:s text:c="12"/>g.setColor(Color.WHITE);</text:p>
      <text:p text:style-name="P8"/>
      <text:p text:style-name="P8"><text:s text:c="12"/>g.fillOval(120, 200, 60, 60);</text:p>
      <text:p text:style-name="P8"/>
      <text:p text:style-name="P8"><text:s text:c="12"/>g.setColor(Color.GREEN);</text:p>
      <text:p text:style-name="P8"/>
      <text:p text:style-name="P8"><text:s text:c="12"/>g.fillOval(120, 280, 60, 60);</text:p>
      <text:p text:style-name="P8"/>
      <text:p text:style-name="P8"><text:s text:c="12"/>z = 0;</text:p>
      <text:p text:style-name="P8"/>
      <text:p text:style-name="P8"><text:s text:c="8"/>}</text:p>
      <text:p text:style-name="P8"/>
      <text:p text:style-name="P8"><text:s text:c="4"/>}</text:p>
      <text:p text:style-name="P8"/>
      <text:p text:style-name="P8"><text:s text:c="4"/>public static void main(String args[])</text:p>
      <text:p text:style-name="P8"/>
      <text:p text:style-name="P8"><text:s text:c="4"/>{</text:p>
      <text:p text:style-name="P8"/>
      <text:p text:style-name="P8"><text:s text:c="8"/>traffic jf = new traffic("Traffic Light");</text:p>
      <text:p text:style-name="P8"/>
      <text:p text:style-name="P8"><text:s text:c="8"/>jf.setSize(500, 500);</text:p>
      <text:p text:style-name="P8"/>
      <text:p text:style-name="P8"><text:s text:c="8"/>jf.setVisible(true);</text:p>
      <text:p text:style-name="P8"/>
      <text:p text:style-name="P8"><text:s text:c="4"/>}</text:p>
      <text:p text:style-name="P8">}</text:p>
      <text:p text:style-name="P8"/>
      <text:p text:style-name="P4"/>
      <text:p text:style-name="P4"/>
      <text:p text:style-name="P4"/>
      <text:p text:style-name="P4"/>
      <text:p text:style-name="P5"><text:soft-page-break/>OUTPUT</text:p>
      <text:p text:style-name="P5"/>
      <text:p text:style-name="P4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06T00:24:14.267000000</meta:creation-date>
    <dc:date>2023-02-12T15:04:50.309000000</dc:date>
    <meta:editing-duration>PT8M46S</meta:editing-duration>
    <meta:editing-cycles>5</meta:editing-cycles>
    <meta:generator>Neat_Office/6.2.8.2$Windows_x86 LibreOffice_project/</meta:generator>
    <meta:document-statistic meta:table-count="0" meta:image-count="0" meta:object-count="0" meta:page-count="12" meta:paragraph-count="294" meta:word-count="756" meta:character-count="7344" meta:non-whitespace-character-count="5172"/>
  </office:meta>
</office:document-meta>
</file>